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200000090000099C000038BD3C835811.svm" manifest:media-type=""/>
  <manifest:file-entry manifest:full-path="Pictures/10000000000009500000023832C36E14.png" manifest:media-type=""/>
  <manifest:file-entry manifest:full-path="Pictures/100002010000016300000050DAFB9A08.pn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adornments="Negrita" style:font-family-generic="swiss" style:font-pitch="variable"/>
    <style:font-face style:name="Tahoma" svg:font-family="Tahoma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7.013cm" fo:margin-left="0cm" table:align="left"/>
    </style:style>
    <style:style style:name="Tabla2.A" style:family="table-column">
      <style:table-column-properties style:column-width="4.868cm"/>
    </style:style>
    <style:style style:name="Tabla2.B" style:family="table-column">
      <style:table-column-properties style:column-width="12.144cm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B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7.013cm" fo:margin-left="0cm" table:align="left"/>
    </style:style>
    <style:style style:name="Tabla3.A" style:family="table-column">
      <style:table-column-properties style:column-width="2.434cm"/>
    </style:style>
    <style:style style:name="Tabla3.B" style:family="table-column">
      <style:table-column-properties style:column-width="3.678cm"/>
    </style:style>
    <style:style style:name="Tabla3.C" style:family="table-column">
      <style:table-column-properties style:column-width="4.438cm"/>
    </style:style>
    <style:style style:name="Tabla3.D" style:family="table-column">
      <style:table-column-properties style:column-width="1.556cm"/>
    </style:style>
    <style:style style:name="Tabla3.E" style:family="table-column">
      <style:table-column-properties style:column-width="4.907cm"/>
    </style:style>
    <style:style style:name="Tabla3.A1" style:family="table-cell">
      <style:table-cell-properties fo:padding="0.097cm" fo:border="none"/>
    </style:style>
    <style:style style:name="Tabla3.B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E1" style:family="table-cell">
      <style:table-cell-properties fo:padding="0.097cm" fo:border="0.05pt solid #000000"/>
    </style:style>
    <style:style style:name="Tabla3.B2" style:family="table-cell">
      <style:table-cell-properties fo:padding="0.097cm" fo:border-left="0.05pt solid #000000" fo:border-right="none" fo:border-top="none" fo:border-bottom="0.05pt solid #000000"/>
    </style:style>
    <style:style style:name="Tabla3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1.819cm" style:rel-column-width="7010*"/>
    </style:style>
    <style:style style:name="Tabla4.B" style:family="table-column">
      <style:table-column-properties style:column-width="1.655cm" style:rel-column-width="6378*"/>
    </style:style>
    <style:style style:name="Tabla4.C" style:family="table-column">
      <style:table-column-properties style:column-width="8.565cm" style:rel-column-width="33019*"/>
    </style:style>
    <style:style style:name="Tabla4.D" style:family="table-column">
      <style:table-column-properties style:column-width="4.962cm" style:rel-column-width="19128*"/>
    </style:style>
    <style:style style:name="Tab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.D1" style:family="table-cell">
      <style:table-cell-properties fo:padding="0.097cm" fo:border="0.05pt solid #000000"/>
    </style:style>
    <style:style style:name="Tabla4.A2" style:family="table-cell">
      <style:table-cell-properties fo:padding="0.097cm" fo:border-left="0.05pt solid #000000" fo:border-right="none" fo:border-top="none" fo:border-bottom="0.05pt solid #000000"/>
    </style:style>
    <style:style style:name="Tabla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" style:family="table">
      <style:table-properties style:width="17cm" table:align="margins"/>
    </style:style>
    <style:style style:name="Tabla5.A" style:family="table-column">
      <style:table-column-properties style:column-width="1.852cm" style:rel-column-width="7139*"/>
    </style:style>
    <style:style style:name="Tabla5.B" style:family="table-column">
      <style:table-column-properties style:column-width="7.408cm" style:rel-column-width="28558*"/>
    </style:style>
    <style:style style:name="Tabla5.C" style:family="table-column">
      <style:table-column-properties style:column-width="7.74cm" style:rel-column-width="29838*"/>
    </style:style>
    <style:style style:name="Tab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5.C1" style:family="table-cell">
      <style:table-cell-properties fo:padding="0.097cm" fo:border="0.05pt solid #000000"/>
    </style:style>
    <style:style style:name="Tabla5.A2" style:family="table-cell">
      <style:table-cell-properties fo:padding="0.097cm" fo:border-left="0.05pt solid #000000" fo:border-right="none" fo:border-top="none" fo:border-bottom="0.05pt solid #000000"/>
    </style:style>
    <style:style style:name="Tabla5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6" style:family="table">
      <style:table-properties style:width="17cm" table:align="margins"/>
    </style:style>
    <style:style style:name="Tabla6.A" style:family="table-column">
      <style:table-column-properties style:column-width="4.433cm" style:rel-column-width="17087*"/>
    </style:style>
    <style:style style:name="Tabla6.B" style:family="table-column">
      <style:table-column-properties style:column-width="12.568cm" style:rel-column-width="48448*"/>
    </style:style>
    <style:style style:name="Tab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6.B1" style:family="table-cell">
      <style:table-cell-properties fo:padding="0.097cm" fo:border="0.05pt solid #000000"/>
    </style:style>
    <style:style style:name="Tabla6.A2" style:family="table-cell">
      <style:table-cell-properties fo:padding="0.097cm" fo:border-left="0.05pt solid #000000" fo:border-right="none" fo:border-top="none" fo:border-bottom="0.05pt solid #000000"/>
    </style:style>
    <style:style style:name="Tabla6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style:font-name="Tahoma" fo:font-size="10pt" style:font-size-asian="10.5pt"/>
    </style:style>
    <style:style style:name="P2" style:family="paragraph" style:parent-style-name="CuerpoTabla">
      <style:text-properties officeooo:rsid="00166289" officeooo:paragraph-rsid="00166289"/>
    </style:style>
    <style:style style:name="P3" style:family="paragraph" style:parent-style-name="CuerpoTabla">
      <style:text-properties officeooo:rsid="00198f1b" officeooo:paragraph-rsid="00198f1b"/>
    </style:style>
    <style:style style:name="P4" style:family="paragraph" style:parent-style-name="Textos">
      <style:text-properties officeooo:rsid="001c7a6b" officeooo:paragraph-rsid="001c7a6b"/>
    </style:style>
    <style:style style:name="P5" style:family="paragraph" style:parent-style-name="TituloDemostrativo" style:master-page-name="PortadaDemostrativos">
      <style:paragraph-properties style:page-number="auto"/>
      <style:text-properties officeooo:rsid="00115d88" officeooo:paragraph-rsid="00115d88"/>
    </style:style>
    <style:style style:name="P6" style:family="paragraph" style:parent-style-name="Nivel1" style:master-page-name="Pagina">
      <style:paragraph-properties style:page-number="auto"/>
    </style:style>
    <style:style style:name="P7" style:family="paragraph" style:parent-style-name="TablaContenidosDemostrativo" style:master-page-name="Pagina">
      <style:paragraph-properties style:page-number="auto"/>
    </style:style>
    <style:style style:name="P8" style:family="paragraph" style:parent-style-name="Textos" style:master-page-name="Pagina">
      <style:paragraph-properties style:page-number="auto"/>
    </style:style>
    <style:style style:name="P9" style:family="paragraph" style:parent-style-name="Textos">
      <style:text-properties officeooo:rsid="001fd7e3" officeooo:paragraph-rsid="001fd7e3"/>
    </style:style>
    <style:style style:name="P10" style:family="paragraph" style:parent-style-name="Textos">
      <style:text-properties officeooo:rsid="0020422a" officeooo:paragraph-rsid="0020422a"/>
    </style:style>
    <style:style style:name="P11" style:family="paragraph" style:parent-style-name="Textos">
      <style:text-properties officeooo:rsid="00216602" officeooo:paragraph-rsid="00216602"/>
    </style:style>
    <style:style style:name="P12" style:family="paragraph" style:parent-style-name="CuerpoTabla">
      <style:text-properties officeooo:rsid="001fd7e3" officeooo:paragraph-rsid="001fd7e3"/>
    </style:style>
    <style:style style:name="P13" style:family="paragraph" style:parent-style-name="Tabla_20_contenidos_20_nivel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4" style:family="paragraph" style:parent-style-name="Tabla_20_contenidos_20_nivel2">
      <style:paragraph-properties>
        <style:tab-stops>
          <style:tab-stop style:position="16.801cm" style:type="right" style:leader-style="dotted" style:leader-text="."/>
        </style:tab-stops>
      </style:paragraph-properties>
    </style:style>
    <style:style style:name="T1" style:family="text">
      <style:text-properties officeooo:rsid="0016b2d2"/>
    </style:style>
    <style:style style:name="T2" style:family="text">
      <style:text-properties officeooo:rsid="00189460"/>
    </style:style>
    <style:style style:name="T3" style:family="text">
      <style:text-properties officeooo:rsid="00198f1b"/>
    </style:style>
    <style:style style:name="T4" style:family="text">
      <style:text-properties officeooo:rsid="001fd7e3"/>
    </style:style>
    <style:style style:name="T5" style:family="text">
      <style:text-properties officeooo:rsid="0021660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AR0.<text:span text:style-name="T4">20</text:span></text:p>
      <text:p text:style-name="Standard"/>
      <text:p text:style-name="SubtituloPortadaYDemostrativos">Tipo de documento: Acta</text:p>
      <text:p text:style-name="SubtituloPortadaYDemostrativos"><text:span text:style-name="T4">09</text:span>/<text:span text:style-name="T1">04</text:span>/1<text:span text:style-name="T3">4</text:span></text:p>
      <text:p text:style-name="SubtituloPortadaYDemostrativos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TituloColumnaTabla">Identificador del documento:</text:p>
          </table:table-cell>
          <table:table-cell table:style-name="Tabla2.B1" office:value-type="string">
            <text:p text:style-name="P2">AR0.<text:span text:style-name="T4">20</text:span></text:p>
          </table:table-cell>
        </table:table-row>
        <table:table-row>
          <table:table-cell table:style-name="Tabla2.A2" office:value-type="string">
            <text:p text:style-name="TituloColumnaTabla">Fecha:</text:p>
          </table:table-cell>
          <table:table-cell table:style-name="Tabla2.B2" office:value-type="string">
            <text:p text:style-name="CuerpoTabla"><text:span text:style-name="T4">09</text:span>/<text:span text:style-name="T1">04</text:span>/201<text:span text:style-name="T1">4</text:span></text:p>
          </table:table-cell>
        </table:table-row>
        <table:table-row>
          <table:table-cell table:style-name="Tabla2.A2" office:value-type="string">
            <text:p text:style-name="TituloColumnaTabla">Actividad:</text:p>
          </table:table-cell>
          <table:table-cell table:style-name="Tabla2.B2" office:value-type="string">
            <text:p text:style-name="CuerpoTabla">Acta de reunión semanal.</text:p>
          </table:table-cell>
        </table:table-row>
        <table:table-row>
          <table:table-cell table:style-name="Tabla2.A2" office:value-type="string">
            <text:p text:style-name="TituloColumnaTabla">Estado del documento:</text:p>
          </table:table-cell>
          <table:table-cell table:style-name="Tabla2.B2" office:value-type="string">
            <text:p text:style-name="CuerpoTabla">Completo</text:p>
          </table:table-cell>
        </table:table-row>
        <table:table-row>
          <table:table-cell table:style-name="Tabla2.A2" office:value-type="string">
            <text:p text:style-name="TituloColumnaTabla">Enlace del documento:</text:p>
          </table:table-cell>
          <table:table-cell table:style-name="Tabla2.B2" office:value-type="string">
            <text:p text:style-name="CuerpoTabla"/>
          </table:table-cell>
        </table:table-row>
      </table:table>
      <text:p text:style-name="Textos"/>
      <text:p text:style-name="Textos"/>
      <text:p text:style-name="Textos"/>
      <text:p text:style-name="P8">Datos de la entrega: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row>
          <table:table-cell table:style-name="Tabla3.A1" office:value-type="string">
            <text:p text:style-name="P1"/>
          </table:table-cell>
          <table:table-cell table:style-name="Tabla3.B1" office:value-type="string">
            <text:p text:style-name="TituloColumnaTabla">Nombre</text:p>
          </table:table-cell>
          <table:table-cell table:style-name="Tabla3.B1" office:value-type="string">
            <text:p text:style-name="TituloColumnaTabla">Compañía / Actividad</text:p>
          </table:table-cell>
          <table:table-cell table:style-name="Tabla3.B1" office:value-type="string">
            <text:p text:style-name="TituloColumnaTabla">Fecha</text:p>
          </table:table-cell>
          <table:table-cell table:style-name="Tabla3.E1" office:value-type="string">
            <text:p text:style-name="TituloColumnaTabla">Firma</text:p>
          </table:table-cell>
        </table:table-row>
        <table:table-row>
          <table:table-cell table:style-name="Tabla3.B1" office:value-type="string">
            <text:p text:style-name="TituloColumnaTabla"/>
            <text:p text:style-name="TituloColumnaTabla">Autor</text:p>
            <text:p text:style-name="TituloColumnaTabla"/>
          </table:table-cell>
          <table:table-cell table:style-name="Tabla3.B2" office:value-type="string">
            <text:p text:style-name="CuerpoTabla">Manuel Cid Gómez</text:p>
          </table:table-cell>
          <table:table-cell table:style-name="Tabla3.B2" office:value-type="string">
            <text:p text:style-name="CuerpoTabla"/>
          </table:table-cell>
          <table:table-cell table:style-name="Tabla3.B2" office:value-type="string">
            <text:p text:style-name="CuerpoTabla"><text:span text:style-name="T4">09</text:span>/<text:span text:style-name="T1">04</text:span>/1<text:span text:style-name="T1">4</text:span></text:p>
          </table:table-cell>
          <table:table-cell table:style-name="Tabla3.E2" office:value-type="string">
            <text:p text:style-name="CuerpoTabla"/>
          </table:table-cell>
        </table:table-row>
        <table:table-row>
          <table:table-cell table:style-name="Tabla3.B2" office:value-type="string">
            <text:p text:style-name="TituloColumnaTabla"/>
            <text:p text:style-name="TituloColumnaTabla">Verificado por</text:p>
            <text:p text:style-name="TituloColumnaTabla"/>
          </table:table-cell>
          <table:table-cell table:style-name="Tabla3.B2" office:value-type="string">
            <text:p text:style-name="CuerpoTabla"/>
          </table:table-cell>
          <table:table-cell table:style-name="Tabla3.B2" office:value-type="string">
            <text:p text:style-name="CuerpoTabla"/>
          </table:table-cell>
          <table:table-cell table:style-name="Tabla3.B2" office:value-type="string">
            <text:p text:style-name="CuerpoTabla"/>
          </table:table-cell>
          <table:table-cell table:style-name="Tabla3.E2" office:value-type="string">
            <text:p text:style-name="CuerpoTabla"/>
          </table:table-cell>
        </table:table-row>
        <table:table-row>
          <table:table-cell table:style-name="Tabla3.B2" office:value-type="string">
            <text:p text:style-name="TituloColumnaTabla"/>
            <text:p text:style-name="TituloColumnaTabla">Revisado por</text:p>
            <text:p text:style-name="TituloColumnaTabla"/>
          </table:table-cell>
          <table:table-cell table:style-name="Tabla3.B2" office:value-type="string">
            <text:p text:style-name="CuerpoTabla"/>
          </table:table-cell>
          <table:table-cell table:style-name="Tabla3.B2" office:value-type="string">
            <text:p text:style-name="CuerpoTabla"/>
          </table:table-cell>
          <table:table-cell table:style-name="Tabla3.B2" office:value-type="string">
            <text:p text:style-name="CuerpoTabla"/>
          </table:table-cell>
          <table:table-cell table:style-name="Tabla3.E2" office:value-type="string">
            <text:p text:style-name="CuerpoTabla"/>
          </table:table-cell>
        </table:table-row>
        <table:table-row>
          <table:table-cell table:style-name="Tabla3.B2" office:value-type="string">
            <text:p text:style-name="TituloColumnaTabla"/>
            <text:p text:style-name="TituloColumnaTabla">Aprobado por</text:p>
            <text:p text:style-name="TituloColumnaTabla"/>
          </table:table-cell>
          <table:table-cell table:style-name="Tabla3.B2" office:value-type="string">
            <text:p text:style-name="CuerpoTabla"/>
          </table:table-cell>
          <table:table-cell table:style-name="Tabla3.B2" office:value-type="string">
            <text:p text:style-name="CuerpoTabla"/>
          </table:table-cell>
          <table:table-cell table:style-name="Tabla3.B2" office:value-type="string">
            <text:p text:style-name="CuerpoTabla"/>
          </table:table-cell>
          <table:table-cell table:style-name="Tabla3.E2" office:value-type="string">
            <text:p text:style-name="CuerpoTabla"/>
          </table:table-cell>
        </table:table-row>
      </table:table>
      <text:p text:style-name="Textos"/>
      <text:p text:style-name="Textos">Log del documento:</text:p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row>
          <table:table-cell table:style-name="Tabla4.A1" office:value-type="string">
            <text:p text:style-name="TituloColumnaTabla">Versión</text:p>
          </table:table-cell>
          <table:table-cell table:style-name="Tabla4.A1" office:value-type="string">
            <text:p text:style-name="TituloColumnaTabla">Fecha</text:p>
          </table:table-cell>
          <table:table-cell table:style-name="Tabla4.A1" office:value-type="string">
            <text:p text:style-name="TituloColumnaTabla">Comentario</text:p>
          </table:table-cell>
          <table:table-cell table:style-name="Tabla4.D1" office:value-type="string">
            <text:p text:style-name="TituloColumnaTabla">Autor</text:p>
          </table:table-cell>
        </table:table-row>
        <table:table-row>
          <table:table-cell table:style-name="Tabla4.A2" office:value-type="string">
            <text:p text:style-name="CuerpoTabla">v1</text:p>
          </table:table-cell>
          <table:table-cell table:style-name="Tabla4.A2" office:value-type="string">
            <text:p text:style-name="CuerpoTabla"><text:span text:style-name="T4">09</text:span>/<text:span text:style-name="T1">04</text:span>/1<text:span text:style-name="T1">4</text:span></text:p>
          </table:table-cell>
          <table:table-cell table:style-name="Tabla4.A2" office:value-type="string">
            <text:p text:style-name="CuerpoTabla"/>
          </table:table-cell>
          <table:table-cell table:style-name="Tabla4.D2" office:value-type="string">
            <text:p text:style-name="CuerpoTabla">Manuel Cid Gómez</text:p>
          </table:table-cell>
        </table:table-row>
      </table:table>
      <text:p text:style-name="Textos"/>
      <text:p text:style-name="Textos">Registro de cambios del documento:</text:p>
      <table:table table:name="Tabla5" table:style-name="Tabla5">
        <table:table-column table:style-name="Tabla5.A"/>
        <table:table-column table:style-name="Tabla5.B"/>
        <table:table-column table:style-name="Tabla5.C"/>
        <table:table-row>
          <table:table-cell table:style-name="Tabla5.A1" office:value-type="string">
            <text:p text:style-name="TituloColumnaTabla">Versión</text:p>
          </table:table-cell>
          <table:table-cell table:style-name="Tabla5.A1" office:value-type="string">
            <text:p text:style-name="TituloColumnaTabla">Item</text:p>
          </table:table-cell>
          <table:table-cell table:style-name="Tabla5.C1" office:value-type="string">
            <text:p text:style-name="TituloColumnaTabla">Motivo del cambio</text:p>
          </table:table-cell>
        </table:table-row>
        <table:table-row>
          <table:table-cell table:style-name="Tabla5.A2" office:value-type="string">
            <text:p text:style-name="CuerpoTabla"/>
          </table:table-cell>
          <table:table-cell table:style-name="Tabla5.A2" office:value-type="string">
            <text:p text:style-name="CuerpoTabla"/>
          </table:table-cell>
          <table:table-cell table:style-name="Tabla5.C2" office:value-type="string">
            <text:p text:style-name="CuerpoTabla"/>
          </table:table-cell>
        </table:table-row>
      </table:table>
      <text:p text:style-name="Textos"/>
      <text:p text:style-name="SubtituloPortadaYDemostrativos"/>
      <text:p text:style-name="SubtituloPortadaYDemostrativos"/>
      <text:p text:style-name="SubtituloPortadaYDemostrativos"/>
      <text:p text:style-name="SubtituloPortadaYDemostrativos"/>
      <text:p text:style-name="SubtituloPortadaYDemostrativos"/>
      <text:p text:style-name="SubtituloPortadaYDemostrativos"/>
      <text:p text:style-name="SubtituloPortadaYDemostrativos"/>
      <text:table-of-content text:style-name="Sect1" text:protected="true" text:name="Índice de contenido1">
        <text:table-of-content-source text:outline-level="10" text:use-index-marks="false" text:use-index-source-styles="true">
          <text:index-title-template text:style-name="TablaContenidosDemostrativo">Tabla de contenido</text:index-title-template>
          <text:table-of-content-entry-template text:outline-level="1" text:style-name="Tabla_20_contenidos_20_nivel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Tabla_20_contenidos_20_nivel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Tabla_20_contenidos_20_nivel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Tabla_20_contenidos_20_nivel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Tabla_20_contenidos_20_nivel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Tabla_20_contenidos_20_nivel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Tabla_20_contenidos_20_nivel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Tabla_20_contenidos_20_nivel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Tabla_20_contenidos_20_nivel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Tabla_20_contenidos_20_nivel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Nivel1"/>
          </text:index-source-styles>
          <text:index-source-styles text:outline-level="2">
            <text:index-source-style text:style-name="Nivel2"/>
          </text:index-source-styles>
          <text:index-source-styles text:outline-level="3">
            <text:index-source-style text:style-name="Nivel3"/>
          </text:index-source-styles>
          <text:index-source-styles text:outline-level="4">
            <text:index-source-style text:style-name="PieTablaIlustraciones"/>
          </text:index-source-styles>
        </text:table-of-content-source>
        <text:index-body>
          <text:index-title text:style-name="Sect1" text:name="Índice de contenido1_Head">
            <text:p text:style-name="P7">Tabla de contenido</text:p>
          </text:index-title>
          <text:p text:style-name="P13"><text:a xlink:type="simple" xlink:href="#__RefHeading__1803_1352885363" text:style-name="Index_20_Link" text:visited-style-name="Index_20_Link">Datos de la reunión:<text:tab/>4</text:a></text:p>
          <text:p text:style-name="P14"><text:a xlink:type="simple" xlink:href="#__RefHeading__744_302876939" text:style-name="Index_20_Link" text:visited-style-name="Index_20_Link">Tabla 01. Datos de la reunión, 2014<text:tab/>4</text:a></text:p>
          <text:p text:style-name="P13"><text:a xlink:type="simple" xlink:href="#__RefHeading__746_302876939" text:style-name="Index_20_Link" text:visited-style-name="Index_20_Link">Puntos del orden del día:<text:tab/>4</text:a></text:p>
          <text:p text:style-name="P13"><text:a xlink:type="simple" xlink:href="#__RefHeading__748_302876939" text:style-name="Index_20_Link" text:visited-style-name="Index_20_Link">Resumen de los puntos tratados:<text:tab/>4</text:a></text:p>
        </text:index-body>
      </text:table-of-content>
      <text:p text:style-name="Nivel1"/>
      <text:p text:style-name="Standard"/>
      <text:p text:style-name="SubtituloPortadaYDemostrativos"/>
      <text:p text:style-name="SubtituloPortadaYDemostrativos"/>
      <text:p text:style-name="SubtituloPortadaYDemostrativos"/>
      <text:p text:style-name="SubtituloPortadaYDemostrativos"/>
      <text:p text:style-name="P6"><text:bookmark-start text:name="__RefHeading__1803_1352885363"/>Datos de la reunión:<text:bookmark-end text:name="__RefHeading__1803_1352885363"/></text:p>
      <table:table table:name="Tabla6" table:style-name="Tabla6">
        <table:table-column table:style-name="Tabla6.A"/>
        <table:table-column table:style-name="Tabla6.B"/>
        <table:table-row>
          <table:table-cell table:style-name="Tabla6.A1" office:value-type="string">
            <text:p text:style-name="TituloColumnaTabla">Fecha de celebración:</text:p>
          </table:table-cell>
          <table:table-cell table:style-name="Tabla6.B1" office:value-type="string">
            <text:p text:style-name="CuerpoTabla"><text:span text:style-name="T4">09</text:span>/<text:span text:style-name="T1">04</text:span>/201<text:span text:style-name="T1">4</text:span></text:p>
          </table:table-cell>
        </table:table-row>
        <table:table-row>
          <table:table-cell table:style-name="Tabla6.A2" office:value-type="string">
            <text:p text:style-name="TituloColumnaTabla">Lugar de celebración:</text:p>
          </table:table-cell>
          <table:table-cell table:style-name="Tabla6.B2" office:value-type="string">
            <text:p text:style-name="CuerpoTabla">Laboratorio 40 – Edificio Politécnico – Campus Orense</text:p>
          </table:table-cell>
        </table:table-row>
        <table:table-row>
          <table:table-cell table:style-name="Tabla6.A2" office:value-type="string">
            <text:p text:style-name="TituloColumnaTabla">Hora de inicio:</text:p>
          </table:table-cell>
          <table:table-cell table:style-name="Tabla6.B2" office:value-type="string">
            <text:p text:style-name="P3">15:30</text:p>
          </table:table-cell>
        </table:table-row>
        <table:table-row>
          <table:table-cell table:style-name="Tabla6.A2" office:value-type="string">
            <text:p text:style-name="TituloColumnaTabla">Hora de fiscalización:</text:p>
          </table:table-cell>
          <table:table-cell table:style-name="Tabla6.B2" office:value-type="string">
            <text:p text:style-name="P3">16:<text:span text:style-name="T4">0</text:span>5</text:p>
          </table:table-cell>
        </table:table-row>
        <table:table-row>
          <table:table-cell table:style-name="Tabla6.A2" office:value-type="string">
            <text:p text:style-name="TituloColumnaTabla">Asistentes:</text:p>
          </table:table-cell>
          <table:table-cell table:style-name="Tabla6.B2" office:value-type="string">
            <text:p text:style-name="CuerpoTabla">Javier Rodeiro</text:p>
            <text:p text:style-name="CuerpoTabla">Manuel Cid</text:p>
            <text:p text:style-name="CuerpoTabla">Roberto Rosende</text:p>
            <text:p text:style-name="CuerpoTabla">Silvia Carrera</text:p>
            <text:p text:style-name="P12">Raúl Piñeiro</text:p>
          </table:table-cell>
        </table:table-row>
      </table:table>
      <text:p text:style-name="PieTablaIlustraciones"><text:bookmark-start text:name="__RefHeading__744_302876939"/>Tabla 01. Datos de la reunión, 201<text:span text:style-name="T2">4</text:span><text:bookmark-end text:name="__RefHeading__744_302876939"/></text:p>
      <text:p text:style-name="Textos"/>
      <text:p text:style-name="Nivel1"><text:bookmark-start text:name="__RefHeading__746_302876939"/>Puntos del orden del día:<text:bookmark-end text:name="__RefHeading__746_302876939"/></text:p>
      <text:p text:style-name="Enumeraciones">- Estado de tareas pendientes.</text:p>
      <text:p text:style-name="Enumeraciones">- Asignación de nuevas tareas.</text:p>
      <text:p text:style-name="Enumeraciones">- Evaluación del proyecto.</text:p>
      <text:p text:style-name="Textos"/>
      <text:p text:style-name="Nivel1"><text:bookmark-start text:name="__RefHeading__748_302876939"/>Resumen de los puntos tratados:<text:bookmark-end text:name="__RefHeading__748_302876939"/></text:p>
      <text:p text:style-name="P9">Acabar las tareas pendientes que es procesar dos memorias RAM de 512 mb para completar el equipo Atlhon que falta, acabar el experimento de refrigeración líquida.</text:p>
      <text:p text:style-name="P9">Modificar el documento del experimento de fuentes de alimentación, para Manuel.</text:p>
      <text:p text:style-name="P9">Acabar lo de la web para Silvia.</text:p>
      <text:p text:style-name="P10">Plantear unos supuestos para la <text:s/>configuración de los appliance para los centros educativos( Sea acordó abrir todo y luego ir cerrando).Crear el documento de configuración (Bloquear Facebook, tuenti , etc y messengers webs).</text:p>
      <text:p text:style-name="P10">Crear también el documento de presentación del appliance.</text:p>
      <text:p text:style-name="P10"/>
      <text:p text:style-name="P10"><text:soft-page-break/>Separar un conjunto de fuentes de alimentación para los armarios,que serian sobre <text:span text:style-name="T5">40 equipos.</text:span></text:p>
      <text:p text:style-name="P11">Subir los equipos al City..</text:p>
      <text:p text:style-name="P11">Foto de las pruebas.</text:p>
      <text:p text:style-name="P11">Y por último aumentar el documento de las pruebas del appliance.</text:p>
      <text:p text:style-name="P4"/>
      <text:p text:style-name="PieTablaIlustraciones"/>
      <text:p text:style-name="PieTablaIlustraciones"/>
      <text:p text:style-name="PieTablaIlustraciones"/>
      <text:p text:style-name="PieTablaIlustraciones"/>
      <text:p text:style-name="PieTablaIlustraciones"><text:bookmark-start text:name="__RefHeading__1801_1352885363"/><text:bookmark-end text:name="__RefHeading__1801_1352885363"/></text:p>
      <text:p text:style-name="SubtituloPortadaYDemostrativos"/>
      <text:p text:style-name="SubtituloPortadaYDemostrativos"/>
      <text:p text:style-name="Nivel2"><text:bookmark-start text:name="__RefHeading__639_378043852"/><text:bookmark-end text:name="__RefHeading__639_378043852"/></text:p>
      <text:p text:style-name="Nivel3"/>
      <text:p text:style-name="Contents_20_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adornments="Negrita" style:font-family-generic="swiss" style:font-pitch="variable"/>
    <style:font-face style:name="Tahoma" svg:font-family="Tahoma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ubtituloPortadaYDemostrativos" style:family="paragraph" style:parent-style-name="Standard" style:master-page-name="">
      <style:paragraph-properties fo:margin-top="0cm" fo:margin-bottom="0cm" style:contextual-spacing="false" style:page-number="auto"/>
      <style:text-properties fo:font-size="14pt" style:font-size-asian="10.5pt"/>
    </style:style>
    <style:style style:name="Frame_20_contents" style:display-name="Frame contents" style:family="paragraph" style:parent-style-name="Text_20_body" style:class="extra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Heading_20_1" style:display-name="Heading 1" style:family="paragraph" style:parent-style-name="Header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er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er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er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eroPagina" style:family="paragraph" style:parent-style-name="Header" style:master-page-name="">
      <style:paragraph-properties fo:text-align="end" style:justify-single-word="false" style:page-number="auto"/>
      <style:text-properties style:font-name="Tahoma" fo:font-family="Tahoma" style:font-style-name="Normal" style:font-family-generic="swiss" style:font-pitch="variable" fo:font-size="8pt"/>
    </style:style>
    <style:style style:name="TituloDemostrativo" style:family="paragraph" style:parent-style-name="SubtituloPortadaYDemostrativos" style:master-page-name="">
      <style:paragraph-properties fo:margin-top="0cm" fo:margin-bottom="1cm" style:contextual-spacing="false" style:page-number="auto"/>
      <style:text-properties fo:font-size="17pt" fo:font-weight="normal" style:font-size-asian="10.5pt"/>
    </style:style>
    <style:style style:name="Nivel1" style:family="paragraph" style:parent-style-name="SubtituloPortadaYDemostrativos" style:master-page-name="">
      <style:paragraph-properties fo:margin-top="0cm" fo:margin-bottom="1cm" style:contextual-spacing="false" style:page-number="auto"/>
      <style:text-properties style:font-name="Tahoma1" fo:font-family="Tahoma" style:font-style-name="Negrita" style:font-family-generic="swiss" style:font-pitch="variable" fo:font-size="10.5pt" fo:font-weight="bold" style:font-size-asian="10.5pt"/>
    </style:style>
    <style:style style:name="TablaContenidosDemostrativo" style:family="paragraph" style:parent-style-name="SubtituloPortadaYDemostrativos" style:master-page-name="">
      <style:paragraph-properties fo:text-align="justify" style:justify-single-word="false" style:page-number="auto"/>
      <style:text-properties fo:font-size="10.5pt" style:font-size-asian="10.5pt"/>
    </style:style>
    <style:style style:name="Textos" style:family="paragraph" style:parent-style-name="Footer" style:master-page-name="">
      <style:paragraph-properties fo:margin-top="0cm" fo:margin-bottom="1cm" style:contextual-spacing="false" style:page-number="auto"/>
      <style:text-properties style:font-name="Tahoma" fo:font-family="Tahoma" style:font-style-name="Normal" style:font-family-generic="swiss" style:font-pitch="variable" fo:font-size="10pt" style:font-size-asian="10.5pt"/>
    </style:style>
    <style:style style:name="Enumeraciones" style:family="paragraph" style:parent-style-name="Textos" style:master-page-name="">
      <style:paragraph-properties fo:margin-top="0cm" fo:margin-bottom="0cm" style:contextual-spacing="false" style:page-number="auto"/>
      <style:text-properties style:font-size-asian="10.5pt"/>
    </style:style>
    <style:style style:name="TituloColumnaTabla" style:family="paragraph" style:parent-style-name="Textos" style:master-page-name="">
      <style:paragraph-properties fo:margin-top="0cm" fo:margin-bottom="0cm" style:contextual-spacing="false" fo:text-align="center" style:justify-single-word="false" style:page-number="auto"/>
      <style:text-properties style:font-size-asian="10.5pt"/>
    </style:style>
    <style:style style:name="CuerpoTabla" style:family="paragraph" style:parent-style-name="Enumeraciones" style:master-page-name="">
      <style:paragraph-properties style:page-number="auto"/>
      <style:text-properties style:font-size-asian="10.5pt"/>
    </style:style>
    <style:style style:name="PieTablaIlustraciones" style:family="paragraph" style:parent-style-name="SubtituloPortadaYDemostrativos" style:master-page-name="">
      <style:paragraph-properties fo:margin-left="0.101cm" fo:margin-right="0cm" fo:text-indent="0cm" style:auto-text-indent="false" style:page-number="auto"/>
      <style:text-properties fo:font-size="8pt" style:font-size-asian="10.5pt"/>
    </style:style>
    <style:style style:name="Tabla_20_contenidos_20_nivel1" style:display-name="Tabla contenidos nivel1" style:family="paragraph" style:parent-style-name="TablaContenidosDemostrativo" style:master-page-name="">
      <style:paragraph-properties fo:margin-left="0cm" fo:margin-right="0cm" fo:margin-top="1cm" fo:margin-bottom="0.3cm" style:contextual-spacing="false" fo:text-indent="0cm" style:auto-text-indent="false" style:page-number="auto"/>
      <style:text-properties style:font-name="Tahoma" fo:font-family="Tahoma" style:font-style-name="Normal" style:font-family-generic="swiss" style:font-pitch="variable" fo:font-size="10.1000003814697pt" style:font-size-asian="10.5pt"/>
    </style:style>
    <style:style style:name="Tabla_20_contenidos_20_nivel2" style:display-name="Tabla contenidos nivel2" style:family="paragraph" style:parent-style-name="TablaContenidosDemostrativo" style:master-page-name="">
      <style:paragraph-properties fo:margin-left="0cm" fo:margin-right="0cm" fo:margin-top="0cm" fo:margin-bottom="0cm" style:contextual-spacing="false" fo:text-indent="0.199cm" style:auto-text-indent="false" style:page-number="auto"/>
      <style:text-properties style:font-name="Tahoma" fo:font-family="Tahoma" style:font-style-name="Normal" style:font-family-generic="swiss" style:font-pitch="variable" fo:font-size="10pt" style:font-size-asian="10.5pt"/>
    </style:style>
    <style:style style:name="Nivel2" style:family="paragraph" style:parent-style-name="Nivel1" style:master-page-name="">
      <style:paragraph-properties style:page-number="auto"/>
      <style:text-properties fo:font-size="10.3999996185303pt" style:font-size-asian="10.5pt"/>
    </style:style>
    <style:style style:name="Nivel3" style:family="paragraph" style:parent-style-name="Tabla_20_contenidos_20_nivel2" style:master-page-name="">
      <style:paragraph-properties fo:margin-left="0cm" fo:margin-right="0cm" fo:margin-top="0cm" fo:margin-bottom="1cm" style:contextual-spacing="false" fo:text-align="start" style:justify-single-word="false" fo:text-indent="0cm" style:auto-text-indent="false" style:page-number="auto"/>
      <style:text-properties fo:font-size="10.3000001907349pt" fo:font-weight="bold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space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top" style:vertical-rel="paragraph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75cm" fo:margin-left="0cm" fo:margin-right="0cm" fo:margin-bottom="0.499cm" style:dynamic-spacing="false"/>
      </style:header-style>
      <style:footer-style>
        <style:header-footer-properties fo:min-height="1.039cm" fo:margin-left="0cm" fo:margin-right="0cm" fo:margin-top="0.499cm" style:shadow="none" style:dynamic-spacing="false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/>
    <style:master-page style:name="HTML" style:page-layout-name="Mpm2"/>
    <style:master-page style:name="Pagina" style:page-layout-name="Mpm3">
      <style:header>
        <text:p text:style-name="NumeroPagina"><draw:frame draw:style-name="Mfr1" draw:name="gráficos3" text:anchor-type="paragraph" svg:x="-0.069cm" svg:y="0.106cm" svg:width="3.328cm" svg:height="1.101cm" draw:z-index="7"><draw:image xlink:href="Pictures/100002010000016300000050DAFB9A08.png" xlink:type="simple" xlink:show="embed" xlink:actuate="onLoad"/></draw:frame><text:tab/><text:tab/><text:tab/><text:tab/><text:tab/><text:tab/><text:tab/><text:tab/><text:tab/><text:tab/><text:tab/><text:tab/><text:tab/></text:p>
      </style:header>
      <style:footer>
        <text:p text:style-name="Footer"><draw:frame draw:style-name="Mfr2" draw:name="gráficos1" text:anchor-type="paragraph" svg:width="17cm" svg:height="4.05cm" draw:z-index="3"><draw:image xlink:href="Pictures/10000000000009500000023832C36E14.png" xlink:type="simple" xlink:show="embed" xlink:actuate="onLoad"/></draw:frame></text:p>
      </style:footer>
    </style:master-page>
    <style:master-page style:name="PortadaDemostrativos" style:page-layout-name="Mpm4">
      <style:header>
        <text:p text:style-name="NumeroPagina"><text:bookmark-start text:name="__RefHeading__453_1352885363"/><text:tab/><text:tab/><text:tab/><text:tab/><text:tab/><text:tab/><text:tab/><text:tab/><text:tab/><text:tab/><text:tab/><text:tab/><text:tab/><text:tab/><text:tab/><text:tab/><text:tab/><text:tab/><text:tab/><text:tab/><text:tab/><text:tab/><text:tab/><text:tab/><text:page-number text:select-page="current">1</text:page-number><text:tab/><text:bookmark-end text:name="__RefHeading__453_1352885363"/></text:p>
      </style:header>
      <style:footer>
        <text:p text:style-name="Footer"><draw:frame draw:style-name="Mfr1" draw:name="gráficos4" text:anchor-type="paragraph" svg:x="0cm" svg:y="2.699cm" svg:width="20.999cm" svg:height="14.526cm" draw:z-index="8"><draw:image xlink:href="Pictures/200000090000099C000038BD3C835811.svm" xlink:type="simple" xlink:show="embed" xlink:actuate="onLoad"/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04T17:30:00.587204812</meta:creation-date>
    <meta:editing-duration>PT7M7S</meta:editing-duration>
    <meta:editing-cycles>5</meta:editing-cycles>
    <meta:generator>LibreOffice/4.1.3.2$Linux_X86_64 LibreOffice_project/410m0$Build-2</meta:generator>
    <dc:date>2014-04-09T17:10:54.578140702</dc:date>
    <dc:creator>Manuel </dc:creator>
    <meta:document-statistic meta:table-count="5" meta:image-count="3" meta:object-count="0" meta:page-count="5" meta:paragraph-count="72" meta:word-count="282" meta:character-count="1786" meta:non-whitespace-character-count="1534"/>
  </office:meta>
</office:document-meta>
</file>